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0FBA9A74569573B950B.png" manifest:media-type="image/png"/>
  <manifest:file-entry manifest:full-path="Pictures/1000000000000196000000458F0425B2A34DE788.png" manifest:media-type="image/png"/>
  <manifest:file-entry manifest:full-path="Pictures/1000000000000227000000F2FCEC8669731883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0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SimSu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SimSu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skyrmion read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agnetic skyrmion</text:p>
          </draw:text-box>
        </draw:frame>
        <draw:frame presentation:style-name="pr3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<text:span text:style-name="T1">skyrmion</text:span><text:span text:style-name="T1">有时被称为</text:span><text:span text:style-name="T1">vortices</text:span><text:span text:style-name="T1">，是准粒子。先被理论预言，后被实验观测到。</text:span></text:p>
              </text:list-item>
              <text:list-item>
                <text:p><text:span text:style-name="T1">Skyrmion,</text:span><text:span text:style-name="T1">以英国物理学家</text:span><text:span text:style-name="T1">Tony Hilton Royle Skyrme</text:span><text:span text:style-name="T1">命名。</text:span></text:p>
              </text:list-item>
              <text:list-item>
                <text:p><text:span text:style-name="T1">可以磁性材料的块体中，如</text:span><text:span text:style-name="T1">MnSi, </text:span><text:span text:style-name="T1">或者磁性薄膜中形成。</text:span></text:p>
              </text:list-item>
              <text:list-item>
                <text:p><text:span text:style-name="T2">可是</text:span><text:span text:style-name="T1">非手征的</text:span><text:span text:style-name="T1">(a)</text:span><text:span text:style-name="T1">，也可以是手征</text:span><text:span text:style-name="T1">(b)</text:span><text:span text:style-name="T1">的</text:span></text:p>
              </text:list-item>
              <text:list-item>
                <text:p><text:span text:style-name="T1">可以动力学的激发态，也可以稳态</text:span></text:p>
              </text:list-item>
            </text:list>
          </draw:text-box>
        </draw:frame>
        <draw:frame draw:style-name="gr2" draw:text-style-name="P3" draw:layer="layout" svg:width="9.545cm" svg:height="4.192cm" svg:x="3.81cm" svg:y="9.095cm">
          <draw:image xlink:href="Pictures/1000000000000227000000F2FCEC86697318831A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4.402cm" svg:x="15.875cm" svg:y="9.095cm">
          <draw:image xlink:href="Pictures/100000000000021F000000FBA9A74569573B950B.png" xlink:type="simple" xlink:show="embed" xlink:actuate="onLoad" draw:mime-type="image/png">
            <text:p/>
          </draw:image>
        </draw:frame>
        <draw:frame draw:style-name="gr3" draw:text-style-name="P5" draw:layer="layout" svg:width="6.35cm" svg:height="1.156cm" svg:x="5.715cm" svg:y="13.97cm">
          <draw:text-box>
            <text:p text:style-name="P4"><text:span text:style-name="T1">hedgehog skyrmion</text:span></text:p>
          </draw:text-box>
        </draw:frame>
        <draw:frame draw:style-name="gr3" draw:text-style-name="P5" draw:layer="layout" svg:width="5.08cm" svg:height="1.156cm" svg:x="18.415cm" svg:y="14.084cm">
          <draw:text-box>
            <text:p text:style-name="P4"><text:span text:style-name="T3">vortex skyrm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yrmion的描述</text:p>
          </draw:text-box>
        </draw:frame>
        <draw:frame presentation:style-name="pr3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4">在连续场近似下，用拓扑语言来描述</text:span></text:p>
              </text:list-item>
              <text:list-item>
                <text:p><text:span text:style-name="T4">有一个非零、整数</text:span><text:span text:style-name="T4">topological index(</text:span><text:span text:style-name="T4">即</text:span><text:span text:style-name="T4">winding number, </text:span><text:span text:style-name="T4">topological charge, topological quantum number, skyrmion </text:span><text:span text:style-name="T4">number)</text:span></text:p>
              </text:list-item>
              <text:list-item>
                <text:p><text:span text:style-name="T4">定义为</text:span></text:p>
              </text:list-item>
            </text:list>
          </draw:text-box>
        </draw:frame>
        <draw:frame draw:style-name="gr2" draw:text-style-name="P3" draw:layer="layout" svg:width="10.739cm" svg:height="1.824cm" svg:x="7.676cm" svg:y="7.066cm">
          <draw:image xlink:href="Pictures/1000000000000196000000458F0425B2A34DE788.png" xlink:type="simple" xlink:show="embed" xlink:actuate="onLoad" draw:mime-type="image/png">
            <text:p/>
          </draw:image>
        </draw:frame>
        <draw:frame presentation:style-name="pr3" draw:layer="layout" svg:width="25.199cm" svg:height="3.935cm" svg:x="1.27cm" svg:y="8.89cm" presentation:class="outline" presentation:user-transformed="true">
          <draw:text-box>
            <text:list text:style-name="L2">
              <text:list-item>
                <text:p><text:span text:style-name="T5">skyrmion</text:span><text:span text:style-name="T5">结构稳定：由于</text:span><text:span text:style-name="T5">topological</text:span><text:span text:style-name="T5">保护，原子自旋要克服一个能量阀值，</text:span><text:span text:style-name="T5">才能翻转到与其他自旋平行，称为“受拓扑保护”的。</text:span></text:p>
              </text:list-item>
              <text:list-item>
                <text:p><text:span text:style-name="T5">由于系统不同，最小化自由能可以得到稳定、亚稳定、不稳定的拓扑态解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yrmion定义</text:p>
          </draw:text-box>
        </draw:frame>
        <draw:frame presentation:style-name="pr3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<text:span text:style-name="T5">定义有两种，一种侧重于</text:span></text:p>
              </text:list-item>
              <text:list-item>
                <text:p><text:span text:style-name="T5">第一种定义基于拓扑，适用于考虑拓扑依赖的性质，如动力学行为。</text:span></text:p>
              </text:list-item>
              <text:list-item>
                <text:p><text:span text:style-name="T5">当</text:span><text:span text:style-name="T5">n</text:span><text:span text:style-name="T5">是大于等于</text:span><text:span text:style-name="T5">1</text:span><text:span text:style-name="T5">的整数，即表示一个</text:span><text:span text:style-name="T5">skyrmion</text:span></text:p>
              </text:list-item>
            </text:list>
          </draw:text-box>
        </draw:frame>
        <draw:frame presentation:style-name="pr3" draw:layer="layout" svg:width="25.199cm" svg:height="5.715cm" svg:x="1.471cm" svg:y="7.62cm" presentation:class="outline" presentation:user-transformed="true">
          <draw:text-box>
            <text:list text:style-name="L2">
              <text:list-item>
                <text:p><text:span text:style-name="T5">第二种定义强调孤子解的固有的能量稳定性，经常与以下三个相联系</text:span></text:p>
              </text:list-item>
              <text:list-item>
                <text:p text:style-name="P7"><text:span text:style-name="T6">1. </text:span><text:span text:style-name="T6">一种手征性的相互作用</text:span><text:span text:style-name="T5">(</text:span><text:span text:style-name="T5">可能起源于</text:span><text:span text:style-name="T5">DM</text:span><text:span text:style-name="T5">相互作用</text:span><text:span text:style-name="T5">)</text:span></text:p>
              </text:list-item>
              <text:list-item>
                <text:p text:style-name="P7"><text:span text:style-name="T5">2. </text:span><text:span text:style-name="T5">螺旋磁性</text:span><text:span text:style-name="T5">(</text:span><text:span text:style-name="T5">起源于双交换动力学</text:span><text:span text:style-name="T5">DE)</text:span></text:p>
              </text:list-item>
              <text:list-item>
                <text:p text:style-name="P7"><text:span text:style-name="T5">3. </text:span><text:span text:style-name="T5">相互竞争的</text:span><text:span text:style-name="T5">Heisenberg</text:span><text:span text:style-name="T5">交换作用</text:span></text:p>
              </text:list-item>
              <text:list-item>
                <text:p text:style-name="P7"><text:span text:style-name="T5">n</text:span><text:span text:style-name="T5">是大于等于</text:span><text:span text:style-name="T5">1</text:span><text:span text:style-name="T5">的整数，且必需有一个能量，使自旋构型稳定到一个局域化</text:span><text:span text:style-name="T5">的磁孤子，磁孤子的能量不随空间平移而变化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yrmion应用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可以用</text:span><text:span text:style-name="T7">skyrmion</text:span><text:span text:style-name="T7">的有无来编码</text:span><text:span text:style-name="T7">0</text:span><text:span text:style-name="T7">与</text:span><text:span text:style-name="T7">1</text:span><text:span text:style-name="T7">，用于逻辑运算。</text:span></text:p>
              </text:list-item>
              <text:list-item>
                <text:p><text:span text:style-name="T7">薄膜中</text:span><text:span text:style-name="T7">skyrmion</text:span><text:span text:style-name="T7">的位置可以用自旋流或自旋波来调控。</text:span></text:p>
              </text:list-item>
              <text:list-item>
                <text:p><text:span text:style-name="T7">wikipedi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4-06T11:08:56.808211603</dc:date>
    <meta:editing-duration>PT7H25M52S</meta:editing-duration>
    <meta:editing-cycles>83</meta:editing-cycles>
    <meta:generator>LibreOffice/7.0.5.2$Linux_X86_64 LibreOffice_project/00$Build-2</meta:generator>
    <meta:document-statistic meta:object-count="47"/>
  </office:meta>
</office:document-meta>
</file>